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411" officeooo:paragraph-rsid="00126411"/>
    </style:style>
    <style:style style:name="P2" style:family="paragraph" style:parent-style-name="Standard">
      <style:text-properties officeooo:rsid="00131bc0" officeooo:paragraph-rsid="00151814"/>
    </style:style>
    <style:style style:name="P3" style:family="paragraph" style:parent-style-name="Standard">
      <style:text-properties officeooo:rsid="0014049c" officeooo:paragraph-rsid="0014049c"/>
    </style:style>
    <style:style style:name="P4" style:family="paragraph" style:parent-style-name="Standard">
      <style:text-properties officeooo:rsid="0015484a" officeooo:paragraph-rsid="00167e97"/>
    </style:style>
    <style:style style:name="P5" style:family="paragraph" style:parent-style-name="Standard">
      <style:text-properties officeooo:rsid="00167e97" officeooo:paragraph-rsid="00167e97"/>
    </style:style>
    <style:style style:name="P6" style:family="paragraph" style:parent-style-name="Standard">
      <style:text-properties officeooo:rsid="0014049c" officeooo:paragraph-rsid="00151814"/>
    </style:style>
    <style:style style:name="P7" style:family="paragraph" style:parent-style-name="Standard">
      <style:text-properties officeooo:rsid="0015484a" officeooo:paragraph-rsid="001c44c6"/>
    </style:style>
    <style:style style:name="P8" style:family="paragraph" style:parent-style-name="Standard">
      <style:text-properties officeooo:rsid="001ac08d" officeooo:paragraph-rsid="001ac08d"/>
    </style:style>
    <style:style style:name="P9" style:family="paragraph" style:parent-style-name="Standard">
      <style:text-properties officeooo:rsid="001ac08d" officeooo:paragraph-rsid="00203857"/>
    </style:style>
    <style:style style:name="P10" style:family="paragraph" style:parent-style-name="Standard">
      <style:text-properties officeooo:rsid="001c44c6" officeooo:paragraph-rsid="001c44c6"/>
    </style:style>
    <style:style style:name="P11" style:family="paragraph" style:parent-style-name="Standard">
      <style:text-properties officeooo:rsid="001db24a" officeooo:paragraph-rsid="001db24a"/>
    </style:style>
    <style:style style:name="P12" style:family="paragraph" style:parent-style-name="Standard">
      <style:text-properties officeooo:rsid="001fd7fe" officeooo:paragraph-rsid="001fd7fe"/>
    </style:style>
    <style:style style:name="P13" style:family="paragraph" style:parent-style-name="Standard">
      <style:text-properties officeooo:rsid="00203857" officeooo:paragraph-rsid="00203857"/>
    </style:style>
    <style:style style:name="P14" style:family="paragraph" style:parent-style-name="Standard">
      <style:text-properties officeooo:rsid="0021f1f9" officeooo:paragraph-rsid="0021f1f9"/>
    </style:style>
    <style:style style:name="P15" style:family="paragraph" style:parent-style-name="Text_20_body">
      <style:text-properties officeooo:rsid="001ac08d" officeooo:paragraph-rsid="001ac08d"/>
    </style:style>
    <style:style style:name="P16" style:family="paragraph" style:parent-style-name="Text_20_body">
      <style:text-properties officeooo:rsid="001fd7fe" officeooo:paragraph-rsid="001fd7fe"/>
    </style:style>
    <style:style style:name="P17" style:family="paragraph" style:parent-style-name="Text_20_body">
      <style:text-properties officeooo:rsid="00203857" officeooo:paragraph-rsid="00203857"/>
    </style:style>
    <style:style style:name="P18" style:family="paragraph" style:parent-style-name="Text_20_body">
      <style:text-properties officeooo:rsid="0021f1f9" officeooo:paragraph-rsid="0021f1f9"/>
    </style:style>
    <style:style style:name="P19" style:family="paragraph" style:parent-style-name="Heading_20_3">
      <style:paragraph-properties fo:text-align="center" style:justify-single-word="false"/>
    </style:style>
    <style:style style:name="P20" style:family="paragraph" style:parent-style-name="Heading_20_1">
      <style:text-properties officeooo:rsid="001ac08d" officeooo:paragraph-rsid="001ac08d"/>
    </style:style>
    <style:style style:name="T1" style:family="text">
      <style:text-properties officeooo:rsid="00126411"/>
    </style:style>
    <style:style style:name="T2" style:family="text">
      <style:text-properties officeooo:rsid="00131bc0"/>
    </style:style>
    <style:style style:name="T3" style:family="text">
      <style:text-properties officeooo:rsid="0015484a"/>
    </style:style>
    <style:style style:name="T4" style:family="text">
      <style:text-properties officeooo:rsid="00167e97"/>
    </style:style>
    <style:style style:name="T5" style:family="text">
      <style:text-properties officeooo:rsid="001c44c6"/>
    </style:style>
    <style:style style:name="T6" style:family="text">
      <style:text-properties officeooo:rsid="001db24a"/>
    </style:style>
    <style:style style:name="T7" style:family="text">
      <style:text-properties officeooo:rsid="0020385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1f1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kka Lehikoinen</text:p>
      <text:p text:style-name="P1">013787637</text:p>
      <text:p text:style-name="P1"/>
      <text:p text:style-name="P1"/>
      <text:p text:style-name="Title">Uutiskone</text:p>
      <text:h text:style-name="P19" text:outline-level="3">Web-palvelinohjelmointi Javalla -kurssin harjoitustyö.</text:h>
      <text:p text:style-name="P1"/>
      <text:h text:style-name="Heading_20_1" text:outline-level="1">Sovelluksen kuvaus</text:h>
      <text:p text:style-name="P2">Web-sovelluksella voidaan yllä pitää yksinkertaista uutissivustoa, siten että kirjoittajat lisäävät uutisia sivustolle ja lukijat voivat lista uutisia julkaisuajankohdan, lukumäärien tai aiheen (kategoria) perusteella. </text:p>
      <text:p text:style-name="P6">Vain luvallisilla kirjoittajilla on oikeus lisätä uutisia. Ja vain ylläpitäjällä on oikeus lisätä luvallisia kirjoittajia.</text:p>
      <text:p text:style-name="P3">Uutiseen liittyy otsikko, ingressi, kuva ja varsinainen teksti, sekä kirjoittajat, kategoriat ja lukukertojen lukumäärä.</text:p>
      <text:p text:style-name="P3"/>
      <text:p text:style-name="P4">Sovelluksen ylläpitoon käytetään GitHub - Travis CI – Heroku -pipelinea. <text:span text:style-name="T4">Repositori löytyy GitHub:</text:span></text:p>
      <text:p text:style-name="P7"><text:span text:style-name="T5">https://github.com/CountCode/Uutiskone</text:span></text:p>
      <text:p text:style-name="P5">Jatkuva integraatio on Travis<text:span text:style-name="T3"> CI:</text:span></text:p>
      <text:p text:style-name="P10">https://travis-ci.org/CountCode/Uutiskone</text:p>
      <text:p text:style-name="P4"><text:span text:style-name="T4">Ja itse sovellus on </text:span>Heroku<text:span text:style-name="T4">ssa</text:span>:</text:p>
      <text:p text:style-name="P10">https://uutiskone.herokuapp.com</text:p>
      <text:h text:style-name="P20" text:outline-level="1">Käyttöohje</text:h>
      <text:p text:style-name="P15">Sovellukseen on asetettu kaksi käyttäjää <text:span text:style-name="T10">user1</text:span> (salasana <text:span text:style-name="T10">user1</text:span>) ja <text:span text:style-name="T10">user2</text:span><text:span text:style-name="T9"> </text:span>(salasana <text:span text:style-name="T10">user2</text:span>). Sovellus alkaa <text:span text:style-name="T11">uutiset</text:span>-sivusta, johon on listattu viimeisimmät viisi uutista. Painamalla Uutiseen-nappia päästää <text:span text:style-name="T11">uutinen</text:span>-näkymään, johon on listattu kaikki uutisen tiedot.</text:p>
      <text:p text:style-name="P15"><text:span text:style-name="T11">Hallintapaneelissa</text:span> voi lisätä uutisen (otsikko, ingressi ja teksti) sekä liittää siihen kuvan <text:span text:style-name="T5">(herokussa kuvien lisäys ei onnista)</text:span>, kirjoittajat sekä sopivat kategoriat. Uutisen voi myös poistaa hallintapaneelista. </text:p>
      <text:p text:style-name="P15">Lisää kirjoittajia (käyttäjiä) voidaan lisätä <text:span text:style-name="T11">kirjoittajat</text:span>-näkymässä. Kirjoittajat myös listataan siinä ja niitä voidaan myös poistaa.</text:p>
      <text:p text:style-name="P15">Kategoriat ovat listattu <text:span text:style-name="T11">kategoriat</text:span>-näkymässä, jossa niitä voidaan myös lisätä ja poistaa.</text:p>
      <text:p text:style-name="P17">Muokkaa -nappulat eivät vielä toimi.</text:p>
      <text:h text:style-name="Heading_20_1" text:outline-level="1">Käyttötapaukset</text:h>
      <text:p text:style-name="P8">Lukija haluaa lukea uutisen</text:p>
      <text:p text:style-name="P1">Kirjoittajana<text:bookmark-start text:name="__DdeLink__0_1608482662"/> haluan lisätä uutisen, niin että se on muiden luettavissa.<text:bookmark-end text:name="__DdeLink__0_1608482662"/></text:p>
      <text:p text:style-name="P1">Kirjoittajana haluan poistaa uutisen, niin ettei sitä voida enää lukea.</text:p>
      <text:p text:style-name="P1">Kirjoittajana haluan lisätä kategorian, niin että se on liitettävissä uutiseen.</text:p>
      <text:p text:style-name="P1"><text:soft-page-break/>Lukijana haluan listata uutisia, niin että <text:span text:style-name="T2">lukijaa kiinnostavat uutiset tulevat esiin.</text:span></text:p>
      <text:h text:style-name="Heading_20_1" text:outline-level="1">Toteutt<text:span text:style-name="T1">a</text:span>matta jääne<text:span text:style-name="T12">i</text:span>t<text:span text:style-name="T12">ä</text:span> ominaisuu<text:span text:style-name="T12">ksia</text:span> / <text:span text:style-name="T6">puutteita</text:span></text:h>
      <text:p text:style-name="P9">Listaukset <text:span text:style-name="T7">puuttuvat.</text:span></text:p>
      <text:p text:style-name="P9"><text:span text:style-name="T7">Kommentoinnit </text:span>puutuvat.</text:p>
      <text:p text:style-name="P11">Kuvan käsittelyssä Heroku:ssa puutteita <text:span text:style-name="T7">(liittyy tietokantaan ja isoon kokoon)</text:span>.</text:p>
      <text:p text:style-name="P11">Testit puuttuvat.</text:p>
      <text:p text:style-name="P13">Syötteiden validointi puuttuu.</text:p>
      <text:p text:style-name="P14">Virheiden hallinta puuttuu.</text:p>
      <text:p text:style-name="P14">Sivuttaminen puuttuu.</text:p>
      <text:p text:style-name="P11">/uutiset -näkymä vaatii autentikoi<text:span text:style-name="T7">n</text:span>nin.</text:p>
      <text:p text:style-name="P12">Koodin refaktorointi.</text:p>
      <text:h text:style-name="Heading_20_1" text:outline-level="1">Parannusehdotukset</text:h>
      <text:p text:style-name="P16">Sovellus on visuaalisesti tylsä ja sen käytettävyys on siksi heikko. </text:p>
      <text:p text:style-name="P16">Haluaisin luoda ylläpitäjä-käyttäjäprofiilin, joka voi tehdä kaikkea, erityisesti hallinnoida muita kirjoittajia eli lisätä, poistaa, sekä muokata näiden kirjoituksia. Tällöin tavallinen kirjoittaja voisi hallinnoida vain omia kirjoituksiaan. </text:p>
      <text:p text:style-name="P18">Jos uutissivusto kasvaisi voitaisiin miettiä kategoriahierarkiaa. </text:p>
      <text:p text:style-name="P18">Hakemiset tekstisisällöstä ja listauksen näiden hakujen perusteella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2:10:02.754615686</meta:creation-date>
    <dc:date>2017-12-11T23:28:12.843134813</dc:date>
    <meta:editing-duration>PT1H36M21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306" meta:character-count="2725" meta:non-whitespace-character-count="2454"/>
  </office:meta>
</office:document-meta>
</file>